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0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Roberta" calcext:value-type="string">
            <text:p>Roberta</text:p>
          </table:table-cell>
          <table:table-cell table:style-name="ce12" office:value-type="string" calcext:value-type="string">
            <text:p>F1</text:p>
          </table:table-cell>
          <table:table-cell table:style-name="ce80" office:value-type="string" calcext:value-type="string">
            <text:p>P</text:p>
          </table:table-cell>
          <table:table-cell table:style-name="ce80" office:value-type="string" calcext:value-type="string">
            <text:p>R</text:p>
          </table:table-cell>
          <table:table-cell table:style-name="ce35"/>
          <table:table-cell table:style-name="ce80" office:value-type="string" calcext:value-type="string">
            <text:p>F1</text:p>
          </table:table-cell>
          <table:table-cell table:style-name="ce80" office:value-type="string" calcext:value-type="string">
            <text:p>P</text:p>
          </table:table-cell>
          <table:table-cell table:style-name="ce80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2.4730851198951" calcext:value-type="float">
            <text:p>92.47</text:p>
          </table:table-cell>
          <table:table-cell table:style-name="ce108" office:value-type="float" office:value="1.62565711284039" calcext:value-type="float">
            <text:p>1.63</text:p>
          </table:table-cell>
          <table:table-cell table:style-name="ce95" office:value-type="float" office:value="91.9029558510811" calcext:value-type="float">
            <text:p>91.90</text:p>
          </table:table-cell>
          <table:table-cell table:style-name="ce108" office:value-type="float" office:value="2.36904105656544" calcext:value-type="float">
            <text:p>2.37</text:p>
          </table:table-cell>
          <table:table-cell table:style-name="ce115" office:value-type="float" office:value="93.0715249636743" calcext:value-type="float">
            <text:p>93.07</text:p>
          </table:table-cell>
          <table:table-cell table:style-name="ce115" office:value-type="float" office:value="1.24014622074761" calcext:value-type="float">
            <text:p>1.24</text:p>
          </table:table-cell>
          <table:table-cell table:style-name="ce55"/>
          <table:table-cell table:style-name="ce95" office:value-type="float" office:value="96.6793989985787" calcext:value-type="float">
            <text:p>96.68</text:p>
          </table:table-cell>
          <table:table-cell table:style-name="ce108" office:value-type="float" office:value="0.707971031799618" calcext:value-type="float">
            <text:p>0.71</text:p>
          </table:table-cell>
          <table:table-cell table:style-name="ce95" office:value-type="float" office:value="96.0755443432338" calcext:value-type="float">
            <text:p>96.08</text:p>
          </table:table-cell>
          <table:table-cell table:style-name="ce108" office:value-type="float" office:value="1.51600648898872" calcext:value-type="float">
            <text:p>1.52</text:p>
          </table:table-cell>
          <table:table-cell table:style-name="ce95" office:value-type="float" office:value="97.3130450586247" calcext:value-type="float">
            <text:p>97.31</text:p>
          </table:table-cell>
          <table:table-cell table:style-name="ce108" office:value-type="float" office:value="0.89132431660493" calcext:value-type="float">
            <text:p>0.89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47_{\pm 1.63}$ " calcext:value-type="string">
            <text:p><text:s/>$92.47_{\pm 1.63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90_{\pm 2.37}$ " calcext:value-type="string">
            <text:p><text:s/>$91.90_{\pm 2.37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07_{\pm 1.24}$ " calcext:value-type="string">
            <text:p><text:s/>$93.07_{\pm 1.24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68_{\pm 0.71}$ " calcext:value-type="string">
            <text:p><text:s/>$96.68_{\pm 0.71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08_{\pm 1.52}$ " calcext:value-type="string">
            <text:p><text:s/>$96.08_{\pm 1.52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31_{\pm 0.89}$ " calcext:value-type="string">
            <text:p><text:s/>$97.31_{\pm 0.8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1.8216051890288" calcext:value-type="float">
            <text:p>91.82</text:p>
          </table:table-cell>
          <table:table-cell table:style-name="ce108" office:value-type="float" office:value="1.75500368505262" calcext:value-type="float">
            <text:p>1.76</text:p>
          </table:table-cell>
          <table:table-cell table:style-name="ce95" office:value-type="float" office:value="91.0122853342993" calcext:value-type="float">
            <text:p>91.01</text:p>
          </table:table-cell>
          <table:table-cell table:style-name="ce108" office:value-type="float" office:value="1.50574567837577" calcext:value-type="float">
            <text:p>1.51</text:p>
          </table:table-cell>
          <table:table-cell table:style-name="ce115" office:value-type="float" office:value="92.6630706212568" calcext:value-type="float">
            <text:p>92.66</text:p>
          </table:table-cell>
          <table:table-cell table:style-name="ce115" office:value-type="float" office:value="2.34381945242893" calcext:value-type="float">
            <text:p>2.34</text:p>
          </table:table-cell>
          <table:table-cell table:style-name="ce55"/>
          <table:table-cell table:style-name="ce95" office:value-type="float" office:value="96.7385852690587" calcext:value-type="float">
            <text:p>96.74</text:p>
          </table:table-cell>
          <table:table-cell table:style-name="ce108" office:value-type="float" office:value="1.15573051031489" calcext:value-type="float">
            <text:p>1.16</text:p>
          </table:table-cell>
          <table:table-cell table:style-name="ce95" office:value-type="float" office:value="95.8943358874224" calcext:value-type="float">
            <text:p>95.89</text:p>
          </table:table-cell>
          <table:table-cell table:style-name="ce108" office:value-type="float" office:value="1.43131667118375" calcext:value-type="float">
            <text:p>1.43</text:p>
          </table:table-cell>
          <table:table-cell table:style-name="ce95" office:value-type="float" office:value="97.6164823708596" calcext:value-type="float">
            <text:p>97.62</text:p>
          </table:table-cell>
          <table:table-cell table:style-name="ce108" office:value-type="float" office:value="1.53062775721626" calcext:value-type="float">
            <text:p>1.53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82_{\pm 1.76}$ " calcext:value-type="string">
            <text:p><text:s/>$91.82_{\pm 1.76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01_{\pm 1.51}$ " calcext:value-type="string">
            <text:p><text:s/>$91.01_{\pm 1.51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66_{\pm 2.34}$ " calcext:value-type="string">
            <text:p><text:s/>$92.66_{\pm 2.34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74_{\pm 1.16}$ " calcext:value-type="string">
            <text:p><text:s/>$96.74_{\pm 1.16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89_{\pm 1.43}$ " calcext:value-type="string">
            <text:p><text:s/>$95.89_{\pm 1.43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7.62_{\pm 1.53}$ " calcext:value-type="string">
            <text:p><text:s/>$97.62_{\pm 1.53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0.651479930866302" calcext:value-type="float">
            <text:p>0.65</text:p>
          </table:table-cell>
          <table:table-cell table:style-name="ce26" table:formula="of:=IF(OR(ISBLANK([.C6]); ISBLANK([.C7])); &quot;&quot;; ([.C6] - [.C7]))" office:value-type="float" office:value="-0.12934657221223" calcext:value-type="float">
            <text:p>-0.13</text:p>
          </table:table-cell>
          <table:table-cell table:style-name="ce20" table:formula="of:=IF(OR(ISBLANK([.D6]); ISBLANK([.D7])); &quot;&quot;; ([.D6] - [.D7]))" office:value-type="float" office:value="0.890670516781796" calcext:value-type="float">
            <text:p>0.89</text:p>
          </table:table-cell>
          <table:table-cell table:style-name="ce26" table:formula="of:=IF(OR(ISBLANK([.E6]); ISBLANK([.E7])); &quot;&quot;; ([.E6] - [.E7]))" office:value-type="float" office:value="0.86329537818967" calcext:value-type="float">
            <text:p>0.86</text:p>
          </table:table-cell>
          <table:table-cell table:style-name="ce20" table:formula="of:=IF(OR(ISBLANK([.F6]); ISBLANK([.F7])); &quot;&quot;; ([.F6] - [.F7]))" office:value-type="float" office:value="0.408454342417514" calcext:value-type="float">
            <text:p>0.41</text:p>
          </table:table-cell>
          <table:table-cell table:style-name="ce26" table:formula="of:=IF(OR(ISBLANK([.G6]); ISBLANK([.G7])); &quot;&quot;; ([.G6] - [.G7]))" office:value-type="float" office:value="-1.10367323168132" calcext:value-type="float">
            <text:p>-1.10</text:p>
          </table:table-cell>
          <table:table-cell table:style-name="ce42"/>
          <table:table-cell table:style-name="ce20" table:formula="of:=IF(OR(ISBLANK([.I6]); ISBLANK([.I7])); &quot;&quot;; ([.I6] - [.I7]))" office:value-type="float" office:value="-0.0591862704799979" calcext:value-type="float">
            <text:p>-0.06</text:p>
          </table:table-cell>
          <table:table-cell table:style-name="ce26" table:formula="of:=IF(OR(ISBLANK([.J6]); ISBLANK([.J7])); &quot;&quot;; ([.J6] - [.J7]))" office:value-type="float" office:value="-0.447759478515272" calcext:value-type="float">
            <text:p>-0.45</text:p>
          </table:table-cell>
          <table:table-cell table:style-name="ce20" table:formula="of:=IF(OR(ISBLANK([.K6]); ISBLANK([.K7])); &quot;&quot;; ([.K6] - [.K7]))" office:value-type="float" office:value="0.181208455811401" calcext:value-type="float">
            <text:p>0.18</text:p>
          </table:table-cell>
          <table:table-cell table:style-name="ce26" table:formula="of:=IF(OR(ISBLANK([.L6]); ISBLANK([.L7])); &quot;&quot;; ([.L6] - [.L7]))" office:value-type="float" office:value="0.08468981780497" calcext:value-type="float">
            <text:p>0.08</text:p>
          </table:table-cell>
          <table:table-cell table:style-name="ce20" table:formula="of:=IF(OR(ISBLANK([.M6]); ISBLANK([.M7])); &quot;&quot;; ([.M6] - [.M7]))" office:value-type="float" office:value="-0.303437312234905" calcext:value-type="float">
            <text:p>-0.30</text:p>
          </table:table-cell>
          <table:table-cell table:style-name="ce26" table:formula="of:=IF(OR(ISBLANK([.N6]); ISBLANK([.N7])); &quot;&quot;; ([.N6] - [.N7]))" office:value-type="float" office:value="-0.63930344061133" calcext:value-type="float">
            <text:p>-0.64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0.65_{\delta \hspace{1px} -0.13}$ " calcext:value-type="string">
            <text:p><text:s/>$0.65_{\delta \hspace{1px} -0.13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0.89_{\delta \hspace{1px} 0.86}$ " calcext:value-type="string">
            <text:p><text:s/>$0.89_{\delta \hspace{1px} 0.86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0.41_{\delta \hspace{1px} -1.10}$ " calcext:value-type="string">
            <text:p><text:s/>$0.41_{\delta \hspace{1px} -1.10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-0.06_{\delta \hspace{1px} -0.45}$ " calcext:value-type="string">
            <text:p><text:s/>$-0.06_{\delta \hspace{1px} -0.45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18_{\delta \hspace{1px} 0.08}$ " calcext:value-type="string">
            <text:p><text:s/>$0.18_{\delta \hspace{1px} 0.08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-0.30_{\delta \hspace{1px} -0.64}$ " calcext:value-type="string">
            <text:p><text:s/>$-0.30_{\delta \hspace{1px} -0.6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5.5075258294294" calcext:value-type="float">
            <text:p>95.51</text:p>
          </table:table-cell>
          <table:table-cell table:style-name="ce108" office:value-type="float" office:value="1.41454168024022" calcext:value-type="float">
            <text:p>1.41</text:p>
          </table:table-cell>
          <table:table-cell table:style-name="ce95" office:value-type="float" office:value="94.647989696117" calcext:value-type="float">
            <text:p>94.65</text:p>
          </table:table-cell>
          <table:table-cell table:style-name="ce108" office:value-type="float" office:value="1.75494804806662" calcext:value-type="float">
            <text:p>1.75</text:p>
          </table:table-cell>
          <table:table-cell table:style-name="ce115" office:value-type="float" office:value="96.3911662513827" calcext:value-type="float">
            <text:p>96.39</text:p>
          </table:table-cell>
          <table:table-cell table:style-name="ce115" office:value-type="float" office:value="1.29808757205733" calcext:value-type="float">
            <text:p>1.30</text:p>
          </table:table-cell>
          <table:table-cell table:style-name="ce55"/>
          <table:table-cell table:style-name="ce95" office:value-type="float" office:value="97.9729182463861" calcext:value-type="float">
            <text:p>97.97</text:p>
          </table:table-cell>
          <table:table-cell table:style-name="ce108" office:value-type="float" office:value="1.06397293924721" calcext:value-type="float">
            <text:p>1.06</text:p>
          </table:table-cell>
          <table:table-cell table:style-name="ce95" office:value-type="float" office:value="97.091125984087" calcext:value-type="float">
            <text:p>97.09</text:p>
          </table:table-cell>
          <table:table-cell table:style-name="ce108" office:value-type="float" office:value="1.49507426395274" calcext:value-type="float">
            <text:p>1.50</text:p>
          </table:table-cell>
          <table:table-cell table:style-name="ce95" office:value-type="float" office:value="98.8793301190034" calcext:value-type="float">
            <text:p>98.88</text:p>
          </table:table-cell>
          <table:table-cell table:style-name="ce108" office:value-type="float" office:value="0.889129941119993" calcext:value-type="float">
            <text:p>0.89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51_{\pm 1.41}$ " calcext:value-type="string">
            <text:p><text:s/>$95.51_{\pm 1.41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.65_{\pm 1.75}$ " calcext:value-type="string">
            <text:p><text:s/>$94.65_{\pm 1.75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6.39_{\pm 1.30}$ " calcext:value-type="string">
            <text:p><text:s/>$96.39_{\pm 1.30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97_{\pm 1.06}$ " calcext:value-type="string">
            <text:p><text:s/>$97.97_{\pm 1.06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09_{\pm 1.50}$ " calcext:value-type="string">
            <text:p><text:s/>$97.09_{\pm 1.50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88_{\pm 0.89}$ " calcext:value-type="string">
            <text:p><text:s/>$98.88_{\pm 0.8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3.9815361152828" calcext:value-type="float">
            <text:p>93.98</text:p>
          </table:table-cell>
          <table:table-cell table:style-name="ce108" office:value-type="float" office:value="2.29535610295109" calcext:value-type="float">
            <text:p>2.30</text:p>
          </table:table-cell>
          <table:table-cell table:style-name="ce95" office:value-type="float" office:value="93.3780402960471" calcext:value-type="float">
            <text:p>93.38</text:p>
          </table:table-cell>
          <table:table-cell table:style-name="ce108" office:value-type="float" office:value="2.74991448473638" calcext:value-type="float">
            <text:p>2.75</text:p>
          </table:table-cell>
          <table:table-cell table:style-name="ce115" office:value-type="float" office:value="94.6116717365805" calcext:value-type="float">
            <text:p>94.61</text:p>
          </table:table-cell>
          <table:table-cell table:style-name="ce115" office:value-type="float" office:value="2.14198024981512" calcext:value-type="float">
            <text:p>2.14</text:p>
          </table:table-cell>
          <table:table-cell table:style-name="ce55"/>
          <table:table-cell table:style-name="ce95" office:value-type="float" office:value="97.9006176241392" calcext:value-type="float">
            <text:p>97.90</text:p>
          </table:table-cell>
          <table:table-cell table:style-name="ce108" office:value-type="float" office:value="0.854829707957087" calcext:value-type="float">
            <text:p>0.85</text:p>
          </table:table-cell>
          <table:table-cell table:style-name="ce95" office:value-type="float" office:value="97.267769246804" calcext:value-type="float">
            <text:p>97.27</text:p>
          </table:table-cell>
          <table:table-cell table:style-name="ce108" office:value-type="float" office:value="1.57957770422999" calcext:value-type="float">
            <text:p>1.58</text:p>
          </table:table-cell>
          <table:table-cell table:style-name="ce95" office:value-type="float" office:value="98.5615253516321" calcext:value-type="float">
            <text:p>98.56</text:p>
          </table:table-cell>
          <table:table-cell table:style-name="ce108" office:value-type="float" office:value="0.90651566778086" calcext:value-type="float">
            <text:p>0.91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3.98_{\pm 2.30}$ " calcext:value-type="string">
            <text:p><text:s/>$93.98_{\pm 2.30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3.38_{\pm 2.75}$ " calcext:value-type="string">
            <text:p><text:s/>$93.38_{\pm 2.75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4.61_{\pm 2.14}$ " calcext:value-type="string">
            <text:p><text:s/>$94.61_{\pm 2.14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90_{\pm 0.85}$ " calcext:value-type="string">
            <text:p><text:s/>$97.90_{\pm 0.85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27_{\pm 1.58}$ " calcext:value-type="string">
            <text:p><text:s/>$97.27_{\pm 1.58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56_{\pm 0.91}$ " calcext:value-type="string">
            <text:p><text:s/>$98.56_{\pm 0.9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1.5259897141466" calcext:value-type="float">
            <text:p>1.53</text:p>
          </table:table-cell>
          <table:table-cell table:style-name="ce26" table:formula="of:=IF(OR(ISBLANK([.C10]); ISBLANK([.C11])); &quot;&quot;; ([.C10] - [.C11]))" office:value-type="float" office:value="-0.88081442271087" calcext:value-type="float">
            <text:p>-0.88</text:p>
          </table:table-cell>
          <table:table-cell table:style-name="ce20" table:formula="of:=IF(OR(ISBLANK([.D10]); ISBLANK([.D11])); &quot;&quot;; ([.D10] - [.D11]))" office:value-type="float" office:value="1.26994940006989" calcext:value-type="float">
            <text:p>1.27</text:p>
          </table:table-cell>
          <table:table-cell table:style-name="ce26" table:formula="of:=IF(OR(ISBLANK([.E10]); ISBLANK([.E11])); &quot;&quot;; ([.E10] - [.E11]))" office:value-type="float" office:value="-0.99496643666976" calcext:value-type="float">
            <text:p>-0.99</text:p>
          </table:table-cell>
          <table:table-cell table:style-name="ce20" table:formula="of:=IF(OR(ISBLANK([.F10]); ISBLANK([.F11])); &quot;&quot;; ([.F10] - [.F11]))" office:value-type="float" office:value="1.7794945148022" calcext:value-type="float">
            <text:p>1.78</text:p>
          </table:table-cell>
          <table:table-cell table:style-name="ce26" table:formula="of:=IF(OR(ISBLANK([.G10]); ISBLANK([.G11])); &quot;&quot;; ([.G10] - [.G11]))" office:value-type="float" office:value="-0.84389267775779" calcext:value-type="float">
            <text:p>-0.84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0723006222468996" calcext:value-type="float">
            <text:p>0.07</text:p>
          </table:table-cell>
          <table:table-cell table:style-name="ce26" table:formula="of:=IF(OR(ISBLANK([.J10]); ISBLANK([.J11])); &quot;&quot;; ([.J10] - [.J11]))" office:value-type="float" office:value="0.209143231290123" calcext:value-type="float">
            <text:p>0.21</text:p>
          </table:table-cell>
          <table:table-cell table:style-name="ce20" table:formula="of:=IF(OR(ISBLANK([.K10]); ISBLANK([.K11])); &quot;&quot;; ([.K10] - [.K11]))" office:value-type="float" office:value="-0.176643262716993" calcext:value-type="float">
            <text:p>-0.18</text:p>
          </table:table-cell>
          <table:table-cell table:style-name="ce26" table:formula="of:=IF(OR(ISBLANK([.L10]); ISBLANK([.L11])); &quot;&quot;; ([.L10] - [.L11]))" office:value-type="float" office:value="-0.0845034402772502" calcext:value-type="float">
            <text:p>-0.08</text:p>
          </table:table-cell>
          <table:table-cell table:style-name="ce20" table:formula="of:=IF(OR(ISBLANK([.M10]); ISBLANK([.M11])); &quot;&quot;; ([.M10] - [.M11]))" office:value-type="float" office:value="0.3178047673713" calcext:value-type="float">
            <text:p>0.32</text:p>
          </table:table-cell>
          <table:table-cell table:style-name="ce26" table:formula="of:=IF(OR(ISBLANK([.N10]); ISBLANK([.N11])); &quot;&quot;; ([.N10] - [.N11]))" office:value-type="float" office:value="-0.017385726660867" calcext:value-type="float">
            <text:p>-0.02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1.53_{\delta \hspace{1px} -0.88}$ " calcext:value-type="string">
            <text:p><text:s/>$1.53_{\delta \hspace{1px} -0.88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1.27_{\delta \hspace{1px} -0.99}$ " calcext:value-type="string">
            <text:p><text:s/>$1.27_{\delta \hspace{1px} -0.99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1.78_{\delta \hspace{1px} -0.84}$ " calcext:value-type="string">
            <text:p><text:s/>$1.78_{\delta \hspace{1px} -0.84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07_{\delta \hspace{1px} 0.21}$ " calcext:value-type="string">
            <text:p><text:s/>$0.07_{\delta \hspace{1px} 0.21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-0.18_{\delta \hspace{1px} -0.08}$ " calcext:value-type="string">
            <text:p><text:s/>$-0.18_{\delta \hspace{1px} -0.08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32_{\delta \hspace{1px} -0.02}$ " calcext:value-type="string">
            <text:p><text:s/>$0.32_{\delta \hspace{1px} -0.0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2.4759860995364" calcext:value-type="float">
            <text:p>82.48</text:p>
          </table:table-cell>
          <table:table-cell table:style-name="ce34" office:value-type="float" office:value="5.22237017131985" calcext:value-type="float">
            <text:p>5.22</text:p>
          </table:table-cell>
          <table:table-cell table:style-name="ce19" office:value-type="float" office:value="81.6582681785154" calcext:value-type="float">
            <text:p>81.66</text:p>
          </table:table-cell>
          <table:table-cell table:style-name="ce34" office:value-type="float" office:value="5.86784514821077" calcext:value-type="float">
            <text:p>5.87</text:p>
          </table:table-cell>
          <table:table-cell table:style-name="ce29" office:value-type="float" office:value="83.3609972299036" calcext:value-type="float">
            <text:p>83.36</text:p>
          </table:table-cell>
          <table:table-cell table:style-name="ce29" office:value-type="float" office:value="4.83260930690595" calcext:value-type="float">
            <text:p>4.83</text:p>
          </table:table-cell>
          <table:table-cell table:style-name="ce56"/>
          <table:table-cell table:style-name="ce19" office:value-type="float" office:value="92.3904539809107" calcext:value-type="float">
            <text:p>92.39</text:p>
          </table:table-cell>
          <table:table-cell table:style-name="ce34" office:value-type="float" office:value="2.50822367465474" calcext:value-type="float">
            <text:p>2.51</text:p>
          </table:table-cell>
          <table:table-cell table:style-name="ce19" office:value-type="float" office:value="91.4518686367578" calcext:value-type="float">
            <text:p>91.45</text:p>
          </table:table-cell>
          <table:table-cell table:style-name="ce34" office:value-type="float" office:value="3.46067197973591" calcext:value-type="float">
            <text:p>3.46</text:p>
          </table:table-cell>
          <table:table-cell table:style-name="ce19" office:value-type="float" office:value="93.4060151705847" calcext:value-type="float">
            <text:p>93.41</text:p>
          </table:table-cell>
          <table:table-cell table:style-name="ce34" office:value-type="float" office:value="2.25828264359681" calcext:value-type="float">
            <text:p>2.26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2.48_{\pm 5.22}$ " calcext:value-type="string">
            <text:p><text:s/>$82.48_{\pm 5.22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1.66_{\pm 5.87}$ " calcext:value-type="string">
            <text:p><text:s/>$81.66_{\pm 5.87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3.36_{\pm 4.83}$ " calcext:value-type="string">
            <text:p><text:s/>$83.36_{\pm 4.83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2.39_{\pm 2.51}$ " calcext:value-type="string">
            <text:p><text:s/>$92.39_{\pm 2.51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1.45_{\pm 3.46}$ " calcext:value-type="string">
            <text:p><text:s/>$91.45_{\pm 3.46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3.41_{\pm 2.26}$ " calcext:value-type="string">
            <text:p><text:s/>$93.41_{\pm 2.2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2.663112932715" calcext:value-type="float">
            <text:p>82.66</text:p>
          </table:table-cell>
          <table:table-cell table:style-name="ce34" office:value-type="float" office:value="3.83194076192043" calcext:value-type="float">
            <text:p>3.83</text:p>
          </table:table-cell>
          <table:table-cell table:style-name="ce19" office:value-type="float" office:value="81.2222910745791" calcext:value-type="float">
            <text:p>81.22</text:p>
          </table:table-cell>
          <table:table-cell table:style-name="ce34" office:value-type="float" office:value="4.62749634323983" calcext:value-type="float">
            <text:p>4.63</text:p>
          </table:table-cell>
          <table:table-cell table:style-name="ce29" office:value-type="float" office:value="84.2637425894927" calcext:value-type="float">
            <text:p>84.26</text:p>
          </table:table-cell>
          <table:table-cell table:style-name="ce29" office:value-type="float" office:value="4.10928286308201" calcext:value-type="float">
            <text:p>4.11</text:p>
          </table:table-cell>
          <table:table-cell table:style-name="ce56"/>
          <table:table-cell table:style-name="ce19" office:value-type="float" office:value="92.9657185632081" calcext:value-type="float">
            <text:p>92.97</text:p>
          </table:table-cell>
          <table:table-cell table:style-name="ce34" office:value-type="float" office:value="1.57919831129303" calcext:value-type="float">
            <text:p>1.58</text:p>
          </table:table-cell>
          <table:table-cell table:style-name="ce19" office:value-type="float" office:value="91.3296060903189" calcext:value-type="float">
            <text:p>91.33</text:p>
          </table:table-cell>
          <table:table-cell table:style-name="ce34" office:value-type="float" office:value="2.77204553137002" calcext:value-type="float">
            <text:p>2.77</text:p>
          </table:table-cell>
          <table:table-cell table:style-name="ce19" office:value-type="float" office:value="94.7798219785169" calcext:value-type="float">
            <text:p>94.78</text:p>
          </table:table-cell>
          <table:table-cell table:style-name="ce34" office:value-type="float" office:value="2.79520136339347" calcext:value-type="float">
            <text:p>2.80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2.66_{\pm 3.83}$ " calcext:value-type="string">
            <text:p><text:s/>$82.66_{\pm 3.83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1.22_{\pm 4.63}$ " calcext:value-type="string">
            <text:p><text:s/>$81.22_{\pm 4.63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4.26_{\pm 4.11}$ " calcext:value-type="string">
            <text:p><text:s/>$84.26_{\pm 4.11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97_{\pm 1.58}$ " calcext:value-type="string">
            <text:p><text:s/>$92.97_{\pm 1.58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1.33_{\pm 2.77}$ " calcext:value-type="string">
            <text:p><text:s/>$91.33_{\pm 2.77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4.78_{\pm 2.80}$ " calcext:value-type="string">
            <text:p><text:s/>$94.78_{\pm 2.8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-0.187126833178596" calcext:value-type="float">
            <text:p>-0.19</text:p>
          </table:table-cell>
          <table:table-cell table:style-name="ce26" table:formula="of:=IF(OR(ISBLANK([.C14]); ISBLANK([.C15])); &quot;&quot;; ([.C14] - [.C15]))" office:value-type="float" office:value="1.39042940939942" calcext:value-type="float">
            <text:p>1.39</text:p>
          </table:table-cell>
          <table:table-cell table:style-name="ce20" table:formula="of:=IF(OR(ISBLANK([.D14]); ISBLANK([.D15])); &quot;&quot;; ([.D14] - [.D15]))" office:value-type="float" office:value="0.435977103936295" calcext:value-type="float">
            <text:p>0.44</text:p>
          </table:table-cell>
          <table:table-cell table:style-name="ce26" table:formula="of:=IF(OR(ISBLANK([.E14]); ISBLANK([.E15])); &quot;&quot;; ([.E14] - [.E15]))" office:value-type="float" office:value="1.24034880497094" calcext:value-type="float">
            <text:p>1.24</text:p>
          </table:table-cell>
          <table:table-cell table:style-name="ce20" table:formula="of:=IF(OR(ISBLANK([.F14]); ISBLANK([.F15])); &quot;&quot;; ([.F14] - [.F15]))" office:value-type="float" office:value="-0.90274535958909" calcext:value-type="float">
            <text:p>-0.90</text:p>
          </table:table-cell>
          <table:table-cell table:style-name="ce26" table:formula="of:=IF(OR(ISBLANK([.G14]); ISBLANK([.G15])); &quot;&quot;; ([.G14] - [.G15]))" office:value-type="float" office:value="0.72332644382394" calcext:value-type="float">
            <text:p>0.72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-0.575264582297393" calcext:value-type="float">
            <text:p>-0.58</text:p>
          </table:table-cell>
          <table:table-cell table:style-name="ce26" table:formula="of:=IF(OR(ISBLANK([.J14]); ISBLANK([.J15])); &quot;&quot;; ([.J14] - [.J15]))" office:value-type="float" office:value="0.92902536336171" calcext:value-type="float">
            <text:p>0.93</text:p>
          </table:table-cell>
          <table:table-cell table:style-name="ce20" table:formula="of:=IF(OR(ISBLANK([.K14]); ISBLANK([.K15])); &quot;&quot;; ([.K14] - [.K15]))" office:value-type="float" office:value="0.12226254643889" calcext:value-type="float">
            <text:p>0.12</text:p>
          </table:table-cell>
          <table:table-cell table:style-name="ce26" table:formula="of:=IF(OR(ISBLANK([.L14]); ISBLANK([.L15])); &quot;&quot;; ([.L14] - [.L15]))" office:value-type="float" office:value="0.68862644836589" calcext:value-type="float">
            <text:p>0.69</text:p>
          </table:table-cell>
          <table:table-cell table:style-name="ce20" table:formula="of:=IF(OR(ISBLANK([.M14]); ISBLANK([.M15])); &quot;&quot;; ([.M14] - [.M15]))" office:value-type="float" office:value="-1.37380680793221" calcext:value-type="float">
            <text:p>-1.37</text:p>
          </table:table-cell>
          <table:table-cell table:style-name="ce26" table:formula="of:=IF(OR(ISBLANK([.N14]); ISBLANK([.N15])); &quot;&quot;; ([.N14] - [.N15]))" office:value-type="float" office:value="-0.53691871979666" calcext:value-type="float">
            <text:p>-0.54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-0.19_{\delta \hspace{1px} 1.39}$ " calcext:value-type="string">
            <text:p><text:s/>$-0.19_{\delta \hspace{1px} 1.39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0.44_{\delta \hspace{1px} 1.24}$ " calcext:value-type="string">
            <text:p><text:s/>$0.44_{\delta \hspace{1px} 1.24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-0.90_{\delta \hspace{1px} 0.72}$ " calcext:value-type="string">
            <text:p><text:s/>$-0.90_{\delta \hspace{1px} 0.72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-0.58_{\delta \hspace{1px} 0.93}$ " calcext:value-type="string">
            <text:p><text:s/>$-0.58_{\delta \hspace{1px} 0.93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0.12_{\delta \hspace{1px} 0.69}$ " calcext:value-type="string">
            <text:p><text:s/>$0.12_{\delta \hspace{1px} 0.69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-1.37_{\delta \hspace{1px} -0.54}$ " calcext:value-type="string">
            <text:p><text:s/>$-1.37_{\delta \hspace{1px} -0.5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5.2256872663219" calcext:value-type="float">
            <text:p>95.23</text:p>
          </table:table-cell>
          <table:table-cell table:style-name="ce34" office:value-type="float" office:value="2.06306159050494" calcext:value-type="float">
            <text:p>2.06</text:p>
          </table:table-cell>
          <table:table-cell table:style-name="ce19" office:value-type="float" office:value="95.2363171503027" calcext:value-type="float">
            <text:p>95.24</text:p>
          </table:table-cell>
          <table:table-cell table:style-name="ce34" office:value-type="float" office:value="1.91500923145606" calcext:value-type="float">
            <text:p>1.92</text:p>
          </table:table-cell>
          <table:table-cell table:style-name="ce29" office:value-type="float" office:value="95.2206631610452" calcext:value-type="float">
            <text:p>95.22</text:p>
          </table:table-cell>
          <table:table-cell table:style-name="ce29" office:value-type="float" office:value="2.30866652225102" calcext:value-type="float">
            <text:p>2.31</text:p>
          </table:table-cell>
          <table:table-cell table:style-name="ce56"/>
          <table:table-cell table:style-name="ce19" office:value-type="float" office:value="98.9379176848143" calcext:value-type="float">
            <text:p>98.94</text:p>
          </table:table-cell>
          <table:table-cell table:style-name="ce34" office:value-type="float" office:value="0.720870165958561" calcext:value-type="float">
            <text:p>0.72</text:p>
          </table:table-cell>
          <table:table-cell table:style-name="ce19" office:value-type="float" office:value="98.9529045167726" calcext:value-type="float">
            <text:p>98.95</text:p>
          </table:table-cell>
          <table:table-cell table:style-name="ce34" office:value-type="float" office:value="0.801521185784391" calcext:value-type="float">
            <text:p>0.80</text:p>
          </table:table-cell>
          <table:table-cell table:style-name="ce19" office:value-type="float" office:value="98.9289218680094" calcext:value-type="float">
            <text:p>98.93</text:p>
          </table:table-cell>
          <table:table-cell table:style-name="ce34" office:value-type="float" office:value="0.991833581224805" calcext:value-type="float">
            <text:p>0.99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5.23_{\pm 2.06}$ " calcext:value-type="string">
            <text:p><text:s/>$95.23_{\pm 2.06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24_{\pm 1.92}$ " calcext:value-type="string">
            <text:p><text:s/>$95.24_{\pm 1.92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5.22_{\pm 2.31}$ " calcext:value-type="string">
            <text:p><text:s/>$95.22_{\pm 2.31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8.94_{\pm 0.72}$ " calcext:value-type="string">
            <text:p><text:s/>$98.94_{\pm 0.72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95_{\pm 0.80}$ " calcext:value-type="string">
            <text:p><text:s/>$98.95_{\pm 0.80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93_{\pm 0.99}$ " calcext:value-type="string">
            <text:p><text:s/>$98.93_{\pm 0.9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5.0743616698762" calcext:value-type="float">
            <text:p>95.07</text:p>
          </table:table-cell>
          <table:table-cell table:style-name="ce34" office:value-type="float" office:value="2.38608727355312" calcext:value-type="float">
            <text:p>2.39</text:p>
          </table:table-cell>
          <table:table-cell table:style-name="ce19" office:value-type="float" office:value="94.9461581492468" calcext:value-type="float">
            <text:p>94.95</text:p>
          </table:table-cell>
          <table:table-cell table:style-name="ce34" office:value-type="float" office:value="2.54173362082959" calcext:value-type="float">
            <text:p>2.54</text:p>
          </table:table-cell>
          <table:table-cell table:style-name="ce29" office:value-type="float" office:value="95.2052526291158" calcext:value-type="float">
            <text:p>95.21</text:p>
          </table:table-cell>
          <table:table-cell table:style-name="ce25" office:value-type="float" office:value="2.26630963939422" calcext:value-type="float">
            <text:p>2.27</text:p>
          </table:table-cell>
          <table:table-cell table:style-name="ce56"/>
          <table:table-cell table:style-name="ce19" office:value-type="float" office:value="99.0156751713952" calcext:value-type="float">
            <text:p>99.02</text:p>
          </table:table-cell>
          <table:table-cell table:style-name="ce34" office:value-type="float" office:value="0.506276660883695" calcext:value-type="float">
            <text:p>0.51</text:p>
          </table:table-cell>
          <table:table-cell table:style-name="ce19" office:value-type="float" office:value="98.8785195079108" calcext:value-type="float">
            <text:p>98.88</text:p>
          </table:table-cell>
          <table:table-cell table:style-name="ce34" office:value-type="float" office:value="0.630642269862808" calcext:value-type="float">
            <text:p>0.63</text:p>
          </table:table-cell>
          <table:table-cell table:style-name="ce19" office:value-type="float" office:value="99.1556740838638" calcext:value-type="float">
            <text:p>99.16</text:p>
          </table:table-cell>
          <table:table-cell table:style-name="ce34" office:value-type="float" office:value="0.597964985738951" calcext:value-type="float">
            <text:p>0.60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5.07_{\pm 2.39}$ " calcext:value-type="string">
            <text:p><text:s/>$95.07_{\pm 2.39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4.95_{\pm 2.54}$ " calcext:value-type="string">
            <text:p><text:s/>$94.95_{\pm 2.54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5.21_{\pm 2.27}$ " calcext:value-type="string">
            <text:p><text:s/>$95.21_{\pm 2.27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9.02_{\pm 0.51}$ " calcext:value-type="string">
            <text:p><text:s/>$99.02_{\pm 0.51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88_{\pm 0.63}$ " calcext:value-type="string">
            <text:p><text:s/>$98.88_{\pm 0.63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9.16_{\pm 0.60}$ " calcext:value-type="string">
            <text:p><text:s/>$99.16_{\pm 0.6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151325596445702" calcext:value-type="float">
            <text:p>0.15</text:p>
          </table:table-cell>
          <table:table-cell table:style-name="ce26" table:formula="of:=IF(OR(ISBLANK([.C18]); ISBLANK([.C19])); &quot;&quot;; ([.C18] - [.C19]))" office:value-type="float" office:value="-0.32302568304818" calcext:value-type="float">
            <text:p>-0.32</text:p>
          </table:table-cell>
          <table:table-cell table:style-name="ce20" table:formula="of:=IF(OR(ISBLANK([.D18]); ISBLANK([.D19])); &quot;&quot;; ([.D18] - [.D19]))" office:value-type="float" office:value="0.290159001055898" calcext:value-type="float">
            <text:p>0.29</text:p>
          </table:table-cell>
          <table:table-cell table:style-name="ce26" table:formula="of:=IF(OR(ISBLANK([.E18]); ISBLANK([.E19])); &quot;&quot;; ([.E18] - [.E19]))" office:value-type="float" office:value="-0.62672438937353" calcext:value-type="float">
            <text:p>-0.63</text:p>
          </table:table-cell>
          <table:table-cell table:style-name="ce20" table:formula="of:=IF(OR(ISBLANK([.F18]); ISBLANK([.F19])); &quot;&quot;; ([.F18] - [.F19]))" office:value-type="float" office:value="0.0154105319293905" calcext:value-type="float">
            <text:p>0.02</text:p>
          </table:table-cell>
          <table:table-cell table:style-name="ce26" table:formula="of:=IF(OR(ISBLANK([.G18]); ISBLANK([.G19])); &quot;&quot;; ([.G18] - [.G19]))" office:value-type="float" office:value="0.0423568828568" calcext:value-type="float">
            <text:p>0.04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-0.0777574865809072" calcext:value-type="float">
            <text:p>-0.08</text:p>
          </table:table-cell>
          <table:table-cell table:style-name="ce26" table:formula="of:=IF(OR(ISBLANK([.J18]); ISBLANK([.J19])); &quot;&quot;; ([.J18] - [.J19]))" office:value-type="float" office:value="0.214593505074866" calcext:value-type="float">
            <text:p>0.21</text:p>
          </table:table-cell>
          <table:table-cell table:style-name="ce20" table:formula="of:=IF(OR(ISBLANK([.K18]); ISBLANK([.K19])); &quot;&quot;; ([.K18] - [.K19]))" office:value-type="float" office:value="0.0743850088618103" calcext:value-type="float">
            <text:p>0.07</text:p>
          </table:table-cell>
          <table:table-cell table:style-name="ce26" table:formula="of:=IF(OR(ISBLANK([.L18]); ISBLANK([.L19])); &quot;&quot;; ([.L18] - [.L19]))" office:value-type="float" office:value="0.170878915921583" calcext:value-type="float">
            <text:p>0.17</text:p>
          </table:table-cell>
          <table:table-cell table:style-name="ce20" table:formula="of:=IF(OR(ISBLANK([.M18]); ISBLANK([.M19])); &quot;&quot;; ([.M18] - [.M19]))" office:value-type="float" office:value="-0.226752215854404" calcext:value-type="float">
            <text:p>-0.23</text:p>
          </table:table-cell>
          <table:table-cell table:style-name="ce26" table:formula="of:=IF(OR(ISBLANK([.N18]); ISBLANK([.N19])); &quot;&quot;; ([.N18] - [.N19]))" office:value-type="float" office:value="0.393868595485854" calcext:value-type="float">
            <text:p>0.39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15_{\delta \hspace{1px} -0.32}$ " calcext:value-type="string">
            <text:p><text:s/>$0.15_{\delta \hspace{1px} -0.32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29_{\delta \hspace{1px} -0.63}$ " calcext:value-type="string">
            <text:p><text:s/>$0.29_{\delta \hspace{1px} -0.63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02_{\delta \hspace{1px} 0.04}$ " calcext:value-type="string">
            <text:p><text:s/>$0.02_{\delta \hspace{1px} 0.04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-0.08_{\delta \hspace{1px} 0.21}$ " calcext:value-type="string">
            <text:p><text:s/>$-0.08_{\delta \hspace{1px} 0.21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07_{\delta \hspace{1px} 0.17}$ " calcext:value-type="string">
            <text:p><text:s/>$0.07_{\delta \hspace{1px} 0.17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23_{\delta \hspace{1px} 0.39}$ " calcext:value-type="string">
            <text:p><text:s/>$-0.23_{\delta \hspace{1px} 0.3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4.5617242857815" calcext:value-type="float">
            <text:p>94.56</text:p>
          </table:table-cell>
          <table:table-cell table:style-name="ce34" office:value-type="float" office:value="3.79381385090264" calcext:value-type="float">
            <text:p>3.79</text:p>
          </table:table-cell>
          <table:table-cell table:style-name="ce19" office:value-type="float" office:value="94.7733120107387" calcext:value-type="float">
            <text:p>94.77</text:p>
          </table:table-cell>
          <table:table-cell table:style-name="ce34" office:value-type="float" office:value="3.50315201825035" calcext:value-type="float">
            <text:p>3.50</text:p>
          </table:table-cell>
          <table:table-cell table:style-name="ce29" office:value-type="float" office:value="94.3665082534523" calcext:value-type="float">
            <text:p>94.37</text:p>
          </table:table-cell>
          <table:table-cell table:style-name="ce25" office:value-type="float" office:value="4.21927004513359" calcext:value-type="float">
            <text:p>4.22</text:p>
          </table:table-cell>
          <table:table-cell table:style-name="ce56"/>
          <table:table-cell table:style-name="ce19" office:value-type="float" office:value="99.1973248864357" calcext:value-type="float">
            <text:p>99.20</text:p>
          </table:table-cell>
          <table:table-cell table:style-name="ce34" office:value-type="float" office:value="0.838307983431286" calcext:value-type="float">
            <text:p>0.84</text:p>
          </table:table-cell>
          <table:table-cell table:style-name="ce19" office:value-type="float" office:value="99.4324619701669" calcext:value-type="float">
            <text:p>99.43</text:p>
          </table:table-cell>
          <table:table-cell table:style-name="ce34" office:value-type="float" office:value="0.924599109572659" calcext:value-type="float">
            <text:p>0.92</text:p>
          </table:table-cell>
          <table:table-cell table:style-name="ce19" office:value-type="float" office:value="98.9798656290039" calcext:value-type="float">
            <text:p>98.98</text:p>
          </table:table-cell>
          <table:table-cell table:style-name="ce34" office:value-type="float" office:value="1.46482379159479" calcext:value-type="float">
            <text:p>1.46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4.56_{\pm 3.79}$ " calcext:value-type="string">
            <text:p><text:s/>$94.56_{\pm 3.79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4.77_{\pm 3.50}$ " calcext:value-type="string">
            <text:p><text:s/>$94.77_{\pm 3.50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4.37_{\pm 4.22}$ " calcext:value-type="string">
            <text:p><text:s/>$94.37_{\pm 4.22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9.20_{\pm 0.84}$ " calcext:value-type="string">
            <text:p><text:s/>$99.20_{\pm 0.84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43_{\pm 0.92}$ " calcext:value-type="string">
            <text:p><text:s/>$99.43_{\pm 0.92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8.98_{\pm 1.46}$ " calcext:value-type="string">
            <text:p><text:s/>$98.98_{\pm 1.4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5.3661845708475" calcext:value-type="float">
            <text:p>95.37</text:p>
          </table:table-cell>
          <table:table-cell table:style-name="ce34" office:value-type="float" office:value="2.46412735678295" calcext:value-type="float">
            <text:p>2.46</text:p>
          </table:table-cell>
          <table:table-cell table:style-name="ce19" office:value-type="float" office:value="95.2399589304301" calcext:value-type="float">
            <text:p>95.24</text:p>
          </table:table-cell>
          <table:table-cell table:style-name="ce34" office:value-type="float" office:value="2.64489389692923" calcext:value-type="float">
            <text:p>2.64</text:p>
          </table:table-cell>
          <table:table-cell table:style-name="ce29" office:value-type="float" office:value="95.4986915728715" calcext:value-type="float">
            <text:p>95.50</text:p>
          </table:table-cell>
          <table:table-cell table:style-name="ce29" office:value-type="float" office:value="2.39033328709921" calcext:value-type="float">
            <text:p>2.39</text:p>
          </table:table-cell>
          <table:table-cell table:style-name="ce56"/>
          <table:table-cell table:style-name="ce19" office:value-type="float" office:value="99.0720125181938" calcext:value-type="float">
            <text:p>99.07</text:p>
          </table:table-cell>
          <table:table-cell table:style-name="ce34" office:value-type="float" office:value="0.708842910240065" calcext:value-type="float">
            <text:p>0.71</text:p>
          </table:table-cell>
          <table:table-cell table:style-name="ce19" office:value-type="float" office:value="98.9380062142159" calcext:value-type="float">
            <text:p>98.94</text:p>
          </table:table-cell>
          <table:table-cell table:style-name="ce34" office:value-type="float" office:value="0.994658455158364" calcext:value-type="float">
            <text:p>0.99</text:p>
          </table:table-cell>
          <table:table-cell table:style-name="ce19" office:value-type="float" office:value="99.2125439691641" calcext:value-type="float">
            <text:p>99.21</text:p>
          </table:table-cell>
          <table:table-cell table:style-name="ce34" office:value-type="float" office:value="0.788748544436162" calcext:value-type="float">
            <text:p>0.79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37_{\pm 2.46}$ " calcext:value-type="string">
            <text:p><text:s/>$95.37_{\pm 2.46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5.24_{\pm 2.64}$ " calcext:value-type="string">
            <text:p><text:s/>$95.24_{\pm 2.64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5.50_{\pm 2.39}$ " calcext:value-type="string">
            <text:p><text:s/>$95.50_{\pm 2.39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9.07_{\pm 0.71}$ " calcext:value-type="string">
            <text:p><text:s/>$99.07_{\pm 0.71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8.94_{\pm 0.99}$ " calcext:value-type="string">
            <text:p><text:s/>$98.94_{\pm 0.99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21_{\pm 0.79}$ " calcext:value-type="string">
            <text:p><text:s/>$99.21_{\pm 0.7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0.804460285066" calcext:value-type="float">
            <text:p>-0.80</text:p>
          </table:table-cell>
          <table:table-cell table:style-name="ce26" table:formula="of:=IF(OR(ISBLANK([.C22]); ISBLANK([.C23])); &quot;&quot;; ([.C22] - [.C23]))" office:value-type="float" office:value="1.32968649411969" calcext:value-type="float">
            <text:p>1.33</text:p>
          </table:table-cell>
          <table:table-cell table:style-name="ce20" table:formula="of:=IF(OR(ISBLANK([.D22]); ISBLANK([.D23])); &quot;&quot;; ([.D22] - [.D23]))" office:value-type="float" office:value="-0.466646919691399" calcext:value-type="float">
            <text:p>-0.47</text:p>
          </table:table-cell>
          <table:table-cell table:style-name="ce26" table:formula="of:=IF(OR(ISBLANK([.E22]); ISBLANK([.E23])); &quot;&quot;; ([.E22] - [.E23]))" office:value-type="float" office:value="0.85825812132112" calcext:value-type="float">
            <text:p>0.86</text:p>
          </table:table-cell>
          <table:table-cell table:style-name="ce20" table:formula="of:=IF(OR(ISBLANK([.F22]); ISBLANK([.F23])); &quot;&quot;; ([.F22] - [.F23]))" office:value-type="float" office:value="-1.1321833194192" calcext:value-type="float">
            <text:p>-1.13</text:p>
          </table:table-cell>
          <table:table-cell table:style-name="ce26" table:formula="of:=IF(OR(ISBLANK([.G22]); ISBLANK([.G23])); &quot;&quot;; ([.G22] - [.G23]))" office:value-type="float" office:value="1.82893675803438" calcext:value-type="float">
            <text:p>1.83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0.125312368241893" calcext:value-type="float">
            <text:p>0.13</text:p>
          </table:table-cell>
          <table:table-cell table:style-name="ce26" table:formula="of:=IF(OR(ISBLANK([.J22]); ISBLANK([.J23])); &quot;&quot;; ([.J22] - [.J23]))" office:value-type="float" office:value="0.129465073191221" calcext:value-type="float">
            <text:p>0.13</text:p>
          </table:table-cell>
          <table:table-cell table:style-name="ce20" table:formula="of:=IF(OR(ISBLANK([.K22]); ISBLANK([.K23])); &quot;&quot;; ([.K22] - [.K23]))" office:value-type="float" office:value="0.494455755950995" calcext:value-type="float">
            <text:p>0.49</text:p>
          </table:table-cell>
          <table:table-cell table:style-name="ce26" table:formula="of:=IF(OR(ISBLANK([.L22]); ISBLANK([.L23])); &quot;&quot;; ([.L22] - [.L23]))" office:value-type="float" office:value="-0.070059345585705" calcext:value-type="float">
            <text:p>-0.07</text:p>
          </table:table-cell>
          <table:table-cell table:style-name="ce20" table:formula="of:=IF(OR(ISBLANK([.M22]); ISBLANK([.M23])); &quot;&quot;; ([.M22] - [.M23]))" office:value-type="float" office:value="-0.232678340160206" calcext:value-type="float">
            <text:p>-0.23</text:p>
          </table:table-cell>
          <table:table-cell table:style-name="ce26" table:formula="of:=IF(OR(ISBLANK([.N22]); ISBLANK([.N23])); &quot;&quot;; ([.N22] - [.N23]))" office:value-type="float" office:value="0.676075247158628" calcext:value-type="float">
            <text:p>0.68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0.80_{\delta \hspace{1px} 1.33}$ " calcext:value-type="string">
            <text:p><text:s/>$-0.80_{\delta \hspace{1px} 1.33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0.47_{\delta \hspace{1px} 0.86}$ " calcext:value-type="string">
            <text:p><text:s/>$-0.47_{\delta \hspace{1px} 0.86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1.13_{\delta \hspace{1px} 1.83}$ " calcext:value-type="string">
            <text:p><text:s/>$-1.13_{\delta \hspace{1px} 1.83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0.13_{\delta \hspace{1px} 0.13}$ " calcext:value-type="string">
            <text:p><text:s/>$0.13_{\delta \hspace{1px} 0.13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0.49_{\delta \hspace{1px} -0.07}$ " calcext:value-type="string">
            <text:p><text:s/>$0.49_{\delta \hspace{1px} -0.07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0.23_{\delta \hspace{1px} 0.68}$ " calcext:value-type="string">
            <text:p><text:s/>$-0.23_{\delta \hspace{1px} 0.6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4.9475492631065" calcext:value-type="float">
            <text:p>94.95</text:p>
          </table:table-cell>
          <table:table-cell table:style-name="ce34" office:value-type="float" office:value="3.95514367050612" calcext:value-type="float">
            <text:p>3.96</text:p>
          </table:table-cell>
          <table:table-cell table:style-name="ce19" office:value-type="float" office:value="94.8964423440131" calcext:value-type="float">
            <text:p>94.90</text:p>
          </table:table-cell>
          <table:table-cell table:style-name="ce34" office:value-type="float" office:value="4.12738188870361" calcext:value-type="float">
            <text:p>4.13</text:p>
          </table:table-cell>
          <table:table-cell table:style-name="ce29" office:value-type="float" office:value="95.0058805407265" calcext:value-type="float">
            <text:p>95.01</text:p>
          </table:table-cell>
          <table:table-cell table:style-name="ce29" office:value-type="float" office:value="3.86065924858432" calcext:value-type="float">
            <text:p>3.86</text:p>
          </table:table-cell>
          <table:table-cell table:style-name="ce56"/>
          <table:table-cell table:style-name="ce19" office:value-type="float" office:value="98.5230712775682" calcext:value-type="float">
            <text:p>98.52</text:p>
          </table:table-cell>
          <table:table-cell table:style-name="ce34" office:value-type="float" office:value="1.6734363021266" calcext:value-type="float">
            <text:p>1.67</text:p>
          </table:table-cell>
          <table:table-cell table:style-name="ce19" office:value-type="float" office:value="98.4678388784639" calcext:value-type="float">
            <text:p>98.47</text:p>
          </table:table-cell>
          <table:table-cell table:style-name="ce34" office:value-type="float" office:value="1.9634858561956" calcext:value-type="float">
            <text:p>1.96</text:p>
          </table:table-cell>
          <table:table-cell table:style-name="ce19" office:value-type="float" office:value="98.5857859325202" calcext:value-type="float">
            <text:p>98.59</text:p>
          </table:table-cell>
          <table:table-cell table:style-name="ce34" office:value-type="float" office:value="1.56277395039485" calcext:value-type="float">
            <text:p>1.56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4.95_{\pm 3.96}$ " calcext:value-type="string">
            <text:p><text:s/>$94.95_{\pm 3.96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4.90_{\pm 4.13}$ " calcext:value-type="string">
            <text:p><text:s/>$94.90_{\pm 4.13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5.01_{\pm 3.86}$ " calcext:value-type="string">
            <text:p><text:s/>$95.01_{\pm 3.86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8.52_{\pm 1.67}$ " calcext:value-type="string">
            <text:p><text:s/>$98.52_{\pm 1.67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8.47_{\pm 1.96}$ " calcext:value-type="string">
            <text:p><text:s/>$98.47_{\pm 1.96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8.59_{\pm 1.56}$ " calcext:value-type="string">
            <text:p><text:s/>$98.59_{\pm 1.5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5.4917037683427" calcext:value-type="float">
            <text:p>95.49</text:p>
          </table:table-cell>
          <table:table-cell table:style-name="ce34" office:value-type="float" office:value="1.69006829528115" calcext:value-type="float">
            <text:p>1.69</text:p>
          </table:table-cell>
          <table:table-cell table:style-name="ce19" office:value-type="float" office:value="95.1408906579237" calcext:value-type="float">
            <text:p>95.14</text:p>
          </table:table-cell>
          <table:table-cell table:style-name="ce34" office:value-type="float" office:value="1.83903338813302" calcext:value-type="float">
            <text:p>1.84</text:p>
          </table:table-cell>
          <table:table-cell table:style-name="ce29" office:value-type="float" office:value="95.8548684712448" calcext:value-type="float">
            <text:p>95.85</text:p>
          </table:table-cell>
          <table:table-cell table:style-name="ce25" office:value-type="float" office:value="1.79629188041" calcext:value-type="float">
            <text:p>1.80</text:p>
          </table:table-cell>
          <table:table-cell table:style-name="ce56"/>
          <table:table-cell table:style-name="ce19" office:value-type="float" office:value="98.992325956854" calcext:value-type="float">
            <text:p>98.99</text:p>
          </table:table-cell>
          <table:table-cell table:style-name="ce34" office:value-type="float" office:value="0.930686505311712" calcext:value-type="float">
            <text:p>0.93</text:p>
          </table:table-cell>
          <table:table-cell table:style-name="ce19" office:value-type="float" office:value="98.6330129737613" calcext:value-type="float">
            <text:p>98.63</text:p>
          </table:table-cell>
          <table:table-cell table:style-name="ce34" office:value-type="float" office:value="1.51586693285553" calcext:value-type="float">
            <text:p>1.52</text:p>
          </table:table-cell>
          <table:table-cell table:style-name="ce19" office:value-type="float" office:value="99.3644475606501" calcext:value-type="float">
            <text:p>99.36</text:p>
          </table:table-cell>
          <table:table-cell table:style-name="ce34" office:value-type="float" office:value="0.636583469637085" calcext:value-type="float">
            <text:p>0.64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5.49_{\pm 1.69}$ " calcext:value-type="string">
            <text:p><text:s/>$95.49_{\pm 1.69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5.14_{\pm 1.84}$ " calcext:value-type="string">
            <text:p><text:s/>$95.14_{\pm 1.84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5.85_{\pm 1.80}$ " calcext:value-type="string">
            <text:p><text:s/>$95.85_{\pm 1.80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8.99_{\pm 0.93}$ " calcext:value-type="string">
            <text:p><text:s/>$98.99_{\pm 0.93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63_{\pm 1.52}$ " calcext:value-type="string">
            <text:p><text:s/>$98.63_{\pm 1.52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9.36_{\pm 0.64}$ " calcext:value-type="string">
            <text:p><text:s/>$99.36_{\pm 0.64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-0.544154505236207" calcext:value-type="float">
            <text:p>-0.54</text:p>
          </table:table-cell>
          <table:table-cell table:style-name="ce26" table:formula="of:=IF(OR(ISBLANK([.C26]); ISBLANK([.C27])); &quot;&quot;; ([.C26] - [.C27]))" office:value-type="float" office:value="2.26507537522497" calcext:value-type="float">
            <text:p>2.27</text:p>
          </table:table-cell>
          <table:table-cell table:style-name="ce20" table:formula="of:=IF(OR(ISBLANK([.D26]); ISBLANK([.D27])); &quot;&quot;; ([.D26] - [.D27]))" office:value-type="float" office:value="-0.24444831391061" calcext:value-type="float">
            <text:p>-0.24</text:p>
          </table:table-cell>
          <table:table-cell table:style-name="ce26" table:formula="of:=IF(OR(ISBLANK([.E26]); ISBLANK([.E27])); &quot;&quot;; ([.E26] - [.E27]))" office:value-type="float" office:value="2.28834850057059" calcext:value-type="float">
            <text:p>2.29</text:p>
          </table:table-cell>
          <table:table-cell table:style-name="ce20" table:formula="of:=IF(OR(ISBLANK([.F26]); ISBLANK([.F27])); &quot;&quot;; ([.F26] - [.F27]))" office:value-type="float" office:value="-0.848987930518305" calcext:value-type="float">
            <text:p>-0.85</text:p>
          </table:table-cell>
          <table:table-cell table:style-name="ce26" table:formula="of:=IF(OR(ISBLANK([.G26]); ISBLANK([.G27])); &quot;&quot;; ([.G26] - [.G27]))" office:value-type="float" office:value="2.06436736817432" calcext:value-type="float">
            <text:p>2.06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-0.469254679285797" calcext:value-type="float">
            <text:p>-0.47</text:p>
          </table:table-cell>
          <table:table-cell table:style-name="ce26" table:formula="of:=IF(OR(ISBLANK([.J26]); ISBLANK([.J27])); &quot;&quot;; ([.J26] - [.J27]))" office:value-type="float" office:value="0.742749796814888" calcext:value-type="float">
            <text:p>0.74</text:p>
          </table:table-cell>
          <table:table-cell table:style-name="ce20" table:formula="of:=IF(OR(ISBLANK([.K26]); ISBLANK([.K27])); &quot;&quot;; ([.K26] - [.K27]))" office:value-type="float" office:value="-0.165174095297402" calcext:value-type="float">
            <text:p>-0.17</text:p>
          </table:table-cell>
          <table:table-cell table:style-name="ce26" table:formula="of:=IF(OR(ISBLANK([.L26]); ISBLANK([.L27])); &quot;&quot;; ([.L26] - [.L27]))" office:value-type="float" office:value="0.44761892334007" calcext:value-type="float">
            <text:p>0.45</text:p>
          </table:table-cell>
          <table:table-cell table:style-name="ce20" table:formula="of:=IF(OR(ISBLANK([.M26]); ISBLANK([.M27])); &quot;&quot;; ([.M26] - [.M27]))" office:value-type="float" office:value="-0.77866162812991" calcext:value-type="float">
            <text:p>-0.78</text:p>
          </table:table-cell>
          <table:table-cell table:style-name="ce26" table:formula="of:=IF(OR(ISBLANK([.N26]); ISBLANK([.N27])); &quot;&quot;; ([.N26] - [.N27]))" office:value-type="float" office:value="0.926190480757765" calcext:value-type="float">
            <text:p>0.93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-0.54_{\delta \hspace{1px} 2.27}$ " calcext:value-type="string">
            <text:p><text:s/>$-0.54_{\delta \hspace{1px} 2.27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-0.24_{\delta \hspace{1px} 2.29}$ " calcext:value-type="string">
            <text:p><text:s/>$-0.24_{\delta \hspace{1px} 2.29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-0.85_{\delta \hspace{1px} 2.06}$ " calcext:value-type="string">
            <text:p><text:s/>$-0.85_{\delta \hspace{1px} 2.06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-0.47_{\delta \hspace{1px} 0.74}$ " calcext:value-type="string">
            <text:p><text:s/>$-0.47_{\delta \hspace{1px} 0.74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-0.17_{\delta \hspace{1px} 0.45}$ " calcext:value-type="string">
            <text:p><text:s/>$-0.17_{\delta \hspace{1px} 0.45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78_{\delta \hspace{1px} 0.93}$ " calcext:value-type="string">
            <text:p><text:s/>$-0.78_{\delta \hspace{1px} 0.93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4.6550364021872" calcext:value-type="float">
            <text:p>94.66</text:p>
          </table:table-cell>
          <table:table-cell table:style-name="ce34" office:value-type="float" office:value="1.24355108995505" calcext:value-type="float">
            <text:p>1.24</text:p>
          </table:table-cell>
          <table:table-cell table:style-name="ce19" office:value-type="float" office:value="94.1086245024332" calcext:value-type="float">
            <text:p>94.11</text:p>
          </table:table-cell>
          <table:table-cell table:style-name="ce34" office:value-type="float" office:value="1.43363332903314" calcext:value-type="float">
            <text:p>1.43</text:p>
          </table:table-cell>
          <table:table-cell table:style-name="ce29" office:value-type="float" office:value="95.2173182820312" calcext:value-type="float">
            <text:p>95.22</text:p>
          </table:table-cell>
          <table:table-cell table:style-name="ce25" office:value-type="float" office:value="1.38253310934552" calcext:value-type="float">
            <text:p>1.38</text:p>
          </table:table-cell>
          <table:table-cell table:style-name="ce56"/>
          <table:table-cell table:style-name="ce19" office:value-type="float" office:value="97.8244158010101" calcext:value-type="float">
            <text:p>97.82</text:p>
          </table:table-cell>
          <table:table-cell table:style-name="ce34" office:value-type="float" office:value="0.688238755653158" calcext:value-type="float">
            <text:p>0.69</text:p>
          </table:table-cell>
          <table:table-cell table:style-name="ce19" office:value-type="float" office:value="97.2573439440775" calcext:value-type="float">
            <text:p>97.26</text:p>
          </table:table-cell>
          <table:table-cell table:style-name="ce34" office:value-type="float" office:value="0.758467740979517" calcext:value-type="float">
            <text:p>0.76</text:p>
          </table:table-cell>
          <table:table-cell table:style-name="ce19" office:value-type="float" office:value="98.4079236104882" calcext:value-type="float">
            <text:p>98.41</text:p>
          </table:table-cell>
          <table:table-cell table:style-name="ce34" office:value-type="float" office:value="1.14591002714744" calcext:value-type="float">
            <text:p>1.15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66_{\pm 1.24}$ " calcext:value-type="string">
            <text:p><text:s/>$94.66_{\pm 1.24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11_{\pm 1.43}$ " calcext:value-type="string">
            <text:p><text:s/>$94.11_{\pm 1.43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5.22_{\pm 1.38}$ " calcext:value-type="string">
            <text:p><text:s/>$95.22_{\pm 1.38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7.82_{\pm 0.69}$ " calcext:value-type="string">
            <text:p><text:s/>$97.82_{\pm 0.69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26_{\pm 0.76}$ " calcext:value-type="string">
            <text:p><text:s/>$97.26_{\pm 0.76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41_{\pm 1.15}$ " calcext:value-type="string">
            <text:p><text:s/>$98.41_{\pm 1.15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3.949656465166" calcext:value-type="float">
            <text:p>93.95</text:p>
          </table:table-cell>
          <table:table-cell table:style-name="ce34" office:value-type="float" office:value="1.62204604742918" calcext:value-type="float">
            <text:p>1.62</text:p>
          </table:table-cell>
          <table:table-cell table:style-name="ce19" office:value-type="float" office:value="93.4909678928324" calcext:value-type="float">
            <text:p>93.49</text:p>
          </table:table-cell>
          <table:table-cell table:style-name="ce34" office:value-type="float" office:value="1.82031287717666" calcext:value-type="float">
            <text:p>1.82</text:p>
          </table:table-cell>
          <table:table-cell table:style-name="ce29" office:value-type="float" office:value="94.4278958703523" calcext:value-type="float">
            <text:p>94.43</text:p>
          </table:table-cell>
          <table:table-cell table:style-name="ce25" office:value-type="float" office:value="1.82835988969143" calcext:value-type="float">
            <text:p>1.83</text:p>
          </table:table-cell>
          <table:table-cell table:style-name="ce56"/>
          <table:table-cell table:style-name="ce19" office:value-type="float" office:value="97.6948511144875" calcext:value-type="float">
            <text:p>97.69</text:p>
          </table:table-cell>
          <table:table-cell table:style-name="ce34" office:value-type="float" office:value="0.666582285866154" calcext:value-type="float">
            <text:p>0.67</text:p>
          </table:table-cell>
          <table:table-cell table:style-name="ce19" office:value-type="float" office:value="97.2186205659617" calcext:value-type="float">
            <text:p>97.22</text:p>
          </table:table-cell>
          <table:table-cell table:style-name="ce34" office:value-type="float" office:value="1.16307707889514" calcext:value-type="float">
            <text:p>1.16</text:p>
          </table:table-cell>
          <table:table-cell table:style-name="ce19" office:value-type="float" office:value="98.1913653771648" calcext:value-type="float">
            <text:p>98.19</text:p>
          </table:table-cell>
          <table:table-cell table:style-name="ce34" office:value-type="float" office:value="1.01301485612684" calcext:value-type="float">
            <text:p>1.0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3.95_{\pm 1.62}$ " calcext:value-type="string">
            <text:p><text:s/>$93.95_{\pm 1.62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49_{\pm 1.82}$ " calcext:value-type="string">
            <text:p><text:s/>$93.49_{\pm 1.82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43_{\pm 1.83}$ " calcext:value-type="string">
            <text:p><text:s/>$94.43_{\pm 1.83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7.69_{\pm 0.67}$ " calcext:value-type="string">
            <text:p><text:s/>$97.69_{\pm 0.67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22_{\pm 1.16}$ " calcext:value-type="string">
            <text:p><text:s/>$97.22_{\pm 1.16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8.19_{\pm 1.01}$ " calcext:value-type="string">
            <text:p><text:s/>$98.19_{\pm 1.0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0.705379937021206" calcext:value-type="float">
            <text:p>0.71</text:p>
          </table:table-cell>
          <table:table-cell table:style-name="ce26" table:formula="of:=IF(OR(ISBLANK([.C30]); ISBLANK([.C31])); &quot;&quot;; ([.C30] - [.C31]))" office:value-type="float" office:value="-0.37849495747413" calcext:value-type="float">
            <text:p>-0.38</text:p>
          </table:table-cell>
          <table:table-cell table:style-name="ce20" table:formula="of:=IF(OR(ISBLANK([.D30]); ISBLANK([.D31])); &quot;&quot;; ([.D30] - [.D31]))" office:value-type="float" office:value="0.6176566096008" calcext:value-type="float">
            <text:p>0.62</text:p>
          </table:table-cell>
          <table:table-cell table:style-name="ce26" table:formula="of:=IF(OR(ISBLANK([.E30]); ISBLANK([.E31])); &quot;&quot;; ([.E30] - [.E31]))" office:value-type="float" office:value="-0.38667954814352" calcext:value-type="float">
            <text:p>-0.39</text:p>
          </table:table-cell>
          <table:table-cell table:style-name="ce20" table:formula="of:=IF(OR(ISBLANK([.F30]); ISBLANK([.F31])); &quot;&quot;; ([.F30] - [.F31]))" office:value-type="float" office:value="0.789422411678899" calcext:value-type="float">
            <text:p>0.79</text:p>
          </table:table-cell>
          <table:table-cell table:style-name="ce26" table:formula="of:=IF(OR(ISBLANK([.G30]); ISBLANK([.G31])); &quot;&quot;; ([.G30] - [.G31]))" office:value-type="float" office:value="-0.44582678034591" calcext:value-type="float">
            <text:p>-0.45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0.129564686522599" calcext:value-type="float">
            <text:p>0.13</text:p>
          </table:table-cell>
          <table:table-cell table:style-name="ce26" table:formula="of:=IF(OR(ISBLANK([.J30]); ISBLANK([.J31])); &quot;&quot;; ([.J30] - [.J31]))" office:value-type="float" office:value="0.021656469787004" calcext:value-type="float">
            <text:p>0.02</text:p>
          </table:table-cell>
          <table:table-cell table:style-name="ce20" table:formula="of:=IF(OR(ISBLANK([.K30]); ISBLANK([.K31])); &quot;&quot;; ([.K30] - [.K31]))" office:value-type="float" office:value="0.0387233781158045" calcext:value-type="float">
            <text:p>0.04</text:p>
          </table:table-cell>
          <table:table-cell table:style-name="ce26" table:formula="of:=IF(OR(ISBLANK([.L30]); ISBLANK([.L31])); &quot;&quot;; ([.L30] - [.L31]))" office:value-type="float" office:value="-0.404609337915623" calcext:value-type="float">
            <text:p>-0.40</text:p>
          </table:table-cell>
          <table:table-cell table:style-name="ce20" table:formula="of:=IF(OR(ISBLANK([.M30]); ISBLANK([.M31])); &quot;&quot;; ([.M30] - [.M31]))" office:value-type="float" office:value="0.216558233323397" calcext:value-type="float">
            <text:p>0.22</text:p>
          </table:table-cell>
          <table:table-cell table:style-name="ce26" table:formula="of:=IF(OR(ISBLANK([.N30]); ISBLANK([.N31])); &quot;&quot;; ([.N30] - [.N31]))" office:value-type="float" office:value="0.1328951710206" calcext:value-type="float">
            <text:p>0.13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71_{\delta \hspace{1px} -0.38}$ " calcext:value-type="string">
            <text:p><text:s/>$0.71_{\delta \hspace{1px} -0.38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0.62_{\delta \hspace{1px} -0.39}$ " calcext:value-type="string">
            <text:p><text:s/>$0.62_{\delta \hspace{1px} -0.39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79_{\delta \hspace{1px} -0.45}$ " calcext:value-type="string">
            <text:p><text:s/>$0.79_{\delta \hspace{1px} -0.45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0.13_{\delta \hspace{1px} 0.02}$ " calcext:value-type="string">
            <text:p><text:s/>$0.13_{\delta \hspace{1px} 0.02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04_{\delta \hspace{1px} -0.40}$ " calcext:value-type="string">
            <text:p><text:s/>$0.04_{\delta \hspace{1px} -0.40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0.22_{\delta \hspace{1px} 0.13}$ " calcext:value-type="string">
            <text:p><text:s/>$0.22_{\delta \hspace{1px} 0.13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89.4829543886487" calcext:value-type="float">
            <text:p>89.48</text:p>
          </table:table-cell>
          <table:table-cell table:style-name="ce34" office:value-type="float" office:value="1.53272958594182" calcext:value-type="float">
            <text:p>1.53</text:p>
          </table:table-cell>
          <table:table-cell table:style-name="ce19" office:value-type="float" office:value="88.2865810459209" calcext:value-type="float">
            <text:p>88.29</text:p>
          </table:table-cell>
          <table:table-cell table:style-name="ce34" office:value-type="float" office:value="1.47026040555053" calcext:value-type="float">
            <text:p>1.47</text:p>
          </table:table-cell>
          <table:table-cell table:style-name="ce29" office:value-type="float" office:value="90.7314655670798" calcext:value-type="float">
            <text:p>90.73</text:p>
          </table:table-cell>
          <table:table-cell table:style-name="ce25" office:value-type="float" office:value="2.05946672980099" calcext:value-type="float">
            <text:p>2.06</text:p>
          </table:table-cell>
          <table:table-cell table:style-name="ce56"/>
          <table:table-cell table:style-name="ce19" office:value-type="float" office:value="95.5569785728711" calcext:value-type="float">
            <text:p>95.56</text:p>
          </table:table-cell>
          <table:table-cell table:style-name="ce34" office:value-type="float" office:value="1.01436941666264" calcext:value-type="float">
            <text:p>1.01</text:p>
          </table:table-cell>
          <table:table-cell table:style-name="ce19" office:value-type="float" office:value="94.2841521913132" calcext:value-type="float">
            <text:p>94.28</text:p>
          </table:table-cell>
          <table:table-cell table:style-name="ce34" office:value-type="float" office:value="1.32058288229833" calcext:value-type="float">
            <text:p>1.32</text:p>
          </table:table-cell>
          <table:table-cell table:style-name="ce19" office:value-type="float" office:value="96.8853699075057" calcext:value-type="float">
            <text:p>96.89</text:p>
          </table:table-cell>
          <table:table-cell table:style-name="ce34" office:value-type="float" office:value="1.49598626716219" calcext:value-type="float">
            <text:p>1.50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89.48_{\pm 1.53}$ " calcext:value-type="string">
            <text:p><text:s/>$89.48_{\pm 1.53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8.29_{\pm 1.47}$ " calcext:value-type="string">
            <text:p><text:s/>$88.29_{\pm 1.47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0.73_{\pm 2.06}$ " calcext:value-type="string">
            <text:p><text:s/>$90.73_{\pm 2.06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5.56_{\pm 1.01}$ " calcext:value-type="string">
            <text:p><text:s/>$95.56_{\pm 1.01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4.28_{\pm 1.32}$ " calcext:value-type="string">
            <text:p><text:s/>$94.28_{\pm 1.32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6.89_{\pm 1.50}$ " calcext:value-type="string">
            <text:p><text:s/>$96.89_{\pm 1.50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88.6141807350481" calcext:value-type="float">
            <text:p>88.61</text:p>
          </table:table-cell>
          <table:table-cell table:style-name="ce34" office:value-type="float" office:value="3.37308999099123" calcext:value-type="float">
            <text:p>3.37</text:p>
          </table:table-cell>
          <table:table-cell table:style-name="ce19" office:value-type="float" office:value="87.4769760236437" calcext:value-type="float">
            <text:p>87.48</text:p>
          </table:table-cell>
          <table:table-cell table:style-name="ce34" office:value-type="float" office:value="2.82236595208088" calcext:value-type="float">
            <text:p>2.82</text:p>
          </table:table-cell>
          <table:table-cell table:style-name="ce29" office:value-type="float" office:value="89.8260205944118" calcext:value-type="float">
            <text:p>89.83</text:p>
          </table:table-cell>
          <table:table-cell table:style-name="ce25" office:value-type="float" office:value="4.3528747862963" calcext:value-type="float">
            <text:p>4.35</text:p>
          </table:table-cell>
          <table:table-cell table:style-name="ce56"/>
          <table:table-cell table:style-name="ce19" office:value-type="float" office:value="95.4266461917441" calcext:value-type="float">
            <text:p>95.43</text:p>
          </table:table-cell>
          <table:table-cell table:style-name="ce34" office:value-type="float" office:value="1.14562537487159" calcext:value-type="float">
            <text:p>1.15</text:p>
          </table:table-cell>
          <table:table-cell table:style-name="ce19" office:value-type="float" office:value="94.2292968172175" calcext:value-type="float">
            <text:p>94.23</text:p>
          </table:table-cell>
          <table:table-cell table:style-name="ce34" office:value-type="float" office:value="1.61647089581469" calcext:value-type="float">
            <text:p>1.62</text:p>
          </table:table-cell>
          <table:table-cell table:style-name="ce19" office:value-type="float" office:value="96.7032354559451" calcext:value-type="float">
            <text:p>96.70</text:p>
          </table:table-cell>
          <table:table-cell table:style-name="ce34" office:value-type="float" office:value="2.12440346984491" calcext:value-type="float">
            <text:p>2.1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8.61_{\pm 3.37}$ " calcext:value-type="string">
            <text:p><text:s/>$88.61_{\pm 3.37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7.48_{\pm 2.82}$ " calcext:value-type="string">
            <text:p><text:s/>$87.48_{\pm 2.82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89.83_{\pm 4.35}$ " calcext:value-type="string">
            <text:p><text:s/>$89.83_{\pm 4.35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5.43_{\pm 1.15}$ " calcext:value-type="string">
            <text:p><text:s/>$95.43_{\pm 1.15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4.23_{\pm 1.62}$ " calcext:value-type="string">
            <text:p><text:s/>$94.23_{\pm 1.62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6.70_{\pm 2.12}$ " calcext:value-type="string">
            <text:p><text:s/>$96.70_{\pm 2.1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0.868773653600599" calcext:value-type="float">
            <text:p>0.87</text:p>
          </table:table-cell>
          <table:table-cell table:style-name="ce107" table:formula="of:=IF(OR(ISBLANK([.C34]); ISBLANK([.C35])); &quot;&quot;; ([.C34] - [.C35]))" office:value-type="float" office:value="-1.84036040504941" calcext:value-type="float">
            <text:p>-1.84</text:p>
          </table:table-cell>
          <table:table-cell table:style-name="ce94" table:formula="of:=IF(OR(ISBLANK([.D34]); ISBLANK([.D35])); &quot;&quot;; ([.D34] - [.D35]))" office:value-type="float" office:value="0.809605022277196" calcext:value-type="float">
            <text:p>0.81</text:p>
          </table:table-cell>
          <table:table-cell table:style-name="ce107" table:formula="of:=IF(OR(ISBLANK([.E34]); ISBLANK([.E35])); &quot;&quot;; ([.E34] - [.E35]))" office:value-type="float" office:value="-1.35210554653035" calcext:value-type="float">
            <text:p>-1.35</text:p>
          </table:table-cell>
          <table:table-cell table:style-name="ce94" table:formula="of:=IF(OR(ISBLANK([.F34]); ISBLANK([.F35])); &quot;&quot;; ([.F34] - [.F35]))" office:value-type="float" office:value="0.905444972667993" calcext:value-type="float">
            <text:p>0.91</text:p>
          </table:table-cell>
          <table:table-cell table:style-name="ce107" table:formula="of:=IF(OR(ISBLANK([.G34]); ISBLANK([.G35])); &quot;&quot;; ([.G34] - [.G35]))" office:value-type="float" office:value="-2.29340805649531" calcext:value-type="float">
            <text:p>-2.29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0.130332381127005" calcext:value-type="float">
            <text:p>0.13</text:p>
          </table:table-cell>
          <table:table-cell table:style-name="ce107" table:formula="of:=IF(OR(ISBLANK([.J34]); ISBLANK([.J35])); &quot;&quot;; ([.J34] - [.J35]))" office:value-type="float" office:value="-0.13125595820895" calcext:value-type="float">
            <text:p>-0.13</text:p>
          </table:table-cell>
          <table:table-cell table:style-name="ce94" table:formula="of:=IF(OR(ISBLANK([.K34]); ISBLANK([.K35])); &quot;&quot;; ([.K34] - [.K35]))" office:value-type="float" office:value="0.0548553740956947" calcext:value-type="float">
            <text:p>0.05</text:p>
          </table:table-cell>
          <table:table-cell table:style-name="ce107" table:formula="of:=IF(OR(ISBLANK([.L34]); ISBLANK([.L35])); &quot;&quot;; ([.L34] - [.L35]))" office:value-type="float" office:value="-0.29588801351636" calcext:value-type="float">
            <text:p>-0.30</text:p>
          </table:table-cell>
          <table:table-cell table:style-name="ce94" table:formula="of:=IF(OR(ISBLANK([.M34]); ISBLANK([.M35])); &quot;&quot;; ([.M34] - [.M35]))" office:value-type="float" office:value="0.1821344515606" calcext:value-type="float">
            <text:p>0.18</text:p>
          </table:table-cell>
          <table:table-cell table:style-name="ce107" table:formula="of:=IF(OR(ISBLANK([.N34]); ISBLANK([.N35])); &quot;&quot;; ([.N34] - [.N35]))" office:value-type="float" office:value="-0.62841720268272" calcext:value-type="float">
            <text:p>-0.63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0.87_{\delta \hspace{1px} -1.84}$ " calcext:value-type="string">
            <text:p><text:s/>$0.87_{\delta \hspace{1px} -1.84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0.81_{\delta \hspace{1px} -1.35}$ " calcext:value-type="string">
            <text:p><text:s/>$0.81_{\delta \hspace{1px} -1.35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0.91_{\delta \hspace{1px} -2.29}$ " calcext:value-type="string">
            <text:p><text:s/>$0.91_{\delta \hspace{1px} -2.29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0.13_{\delta \hspace{1px} -0.13}$ " calcext:value-type="string">
            <text:p><text:s/>$0.13_{\delta \hspace{1px} -0.13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0.05_{\delta \hspace{1px} -0.30}$ " calcext:value-type="string">
            <text:p><text:s/>$0.05_{\delta \hspace{1px} -0.30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0.18_{\delta \hspace{1px} -0.63}$ " calcext:value-type="string">
            <text:p><text:s/>$0.18_{\delta \hspace{1px} -0.63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43:34.19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5:49:46.414000000</dc:date>
    <meta:editing-cycles>93</meta:editing-cycles>
    <meta:editing-duration>PT6H56M9S</meta:editing-duration>
    <meta:document-statistic meta:table-count="1" meta:cell-count="569" meta:object-count="0"/>
  </office:meta>
</office:document-meta>
</file>